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1ee8bb" officeooo:paragraph-rsid="002a9567"/>
    </style:style>
    <style:style style:name="P2" style:family="paragraph" style:parent-style-name="Standard">
      <style:paragraph-properties fo:line-height="200%"/>
      <style:text-properties officeooo:rsid="001ee8bb" officeooo:paragraph-rsid="002acf53"/>
    </style:style>
    <style:style style:name="P3" style:family="paragraph" style:parent-style-name="Standard">
      <style:paragraph-properties fo:line-height="200%"/>
      <style:text-properties officeooo:rsid="001ee8bb" officeooo:paragraph-rsid="002bc053"/>
    </style:style>
    <style:style style:name="P4" style:family="paragraph" style:parent-style-name="Standard">
      <style:paragraph-properties fo:line-height="200%"/>
      <style:text-properties officeooo:rsid="001ee8bb" officeooo:paragraph-rsid="002e0df4"/>
    </style:style>
    <style:style style:name="P5" style:family="paragraph" style:parent-style-name="Standard">
      <style:paragraph-properties fo:line-height="200%"/>
      <style:text-properties officeooo:rsid="002f1ae8" officeooo:paragraph-rsid="002f1ae8"/>
    </style:style>
    <style:style style:name="P6" style:family="paragraph" style:parent-style-name="Standard">
      <style:paragraph-properties fo:line-height="200%"/>
      <style:text-properties officeooo:rsid="0020223a" officeooo:paragraph-rsid="002e0df4"/>
    </style:style>
    <style:style style:name="P7" style:family="paragraph" style:parent-style-name="Standard">
      <style:paragraph-properties fo:line-height="200%"/>
      <style:text-properties officeooo:rsid="0020223a" officeooo:paragraph-rsid="0032522f"/>
    </style:style>
    <style:style style:name="T1" style:family="text">
      <style:text-properties officeooo:rsid="0020223a"/>
    </style:style>
    <style:style style:name="T2" style:family="text">
      <style:text-properties officeooo:rsid="00235c4c"/>
    </style:style>
    <style:style style:name="T3" style:family="text">
      <style:text-properties officeooo:rsid="0024d17b"/>
    </style:style>
    <style:style style:name="T4" style:family="text">
      <style:text-properties officeooo:rsid="002a9567"/>
    </style:style>
    <style:style style:name="T5" style:family="text">
      <style:text-properties officeooo:rsid="002f9254"/>
    </style:style>
    <style:style style:name="T6" style:family="text">
      <style:text-properties officeooo:rsid="0030e6ef"/>
    </style:style>
    <style:style style:name="T7" style:family="text">
      <style:text-properties officeooo:rsid="0032522f"/>
    </style:style>
    <style:style style:name="T8" style:family="text">
      <style:text-properties officeooo:rsid="003382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9"/>I am very honored to represent the NAMI class of 2014 <text:span text:style-name="T6">as </text:span>valedictorian. This speech has nothing to do w<text:span text:style-name="T1">ith who I am</text:span>, it has <text:span text:style-name="T6">everything to do</text:span> with the class that chose me to represent them and the beautiful story that unfolded during our journey. </text:p>
      <text:p text:style-name="P2"><text:tab/><text:tab/> <text:span text:style-name="T3">Everyone of us has been through our own recovery. <text:s/>We each have our own experience's and our own interpretation of the courage and strength it takes when courage and strength are the only <text:s/>two choices we have left within ourselves. </text:span><text:s/>When we started this journey many of us looked at the 15 week white binder, and all the homework<text:span text:style-name="T5"> that</text:span> was handed to us the first day, and thought what did I sign up for? </text:p>
      <text:p text:style-name="P3"><text:span text:style-name="T4"><text:tab/>We were told that this class wasn’t just about telling our story, <text:s/>it was about helping others help themselves using their, <text:s text:c="2"/>and our life experience. We would learn that mental illness isn’t a defining matter, that</text:span> <text:span text:style-name="T1">the true heart of </text:span>this<text:span text:style-name="T1"> education would come from inside a person. This included having the right supports in place, not only for others but also being a support, for one another. <text:s/></text:span></text:p>
      <text:p text:style-name="P7"><text:s/><text:tab/>Our class was becoming great friends, but more that that we were helping each other recover. From the second week of class we were already feeling like family. We would talk, discuss, listen, <text:s/>laugh, cry, and sometimes sing, with each other to help us get through the times of doubt. </text:p>
      <text:p text:style-name="P7"><text:tab/>Within us w<text:span text:style-name="T7">e shared</text:span> a deep sense of appreciation, encouragement, and hope for one another. There were days we slept in late or just didn’t want to show up for class, <text:span text:style-name="T7">e</text:span>ither way there was always a classmate calling to make sure everything was okay without any judgment. </text:p>
      <text:p text:style-name="P4"><text:span text:style-name="T1">When we thought of just being done or couldn’t see our success in the future, <text:s/>we always had one anothers unending encouragement and faith. We would soon realize that this class wasn’t just a class at all, we are a family and represent a new generation for hope for the state of Wisconsin. <text:s/>Soon we came to understand that we</text:span> <text:span text:style-name="T7">are</text:span> built for this. <text:span text:style-name="T7">Not just for recovery, but we are built</text:span> for growth <text:span text:style-name="T2">and</text:span> independence. <text:span text:style-name="T7">We are were ready to receive the great feeling of finally being able to</text:span> come to the point in our lives, where we can surface and serve others. </text:p>
      <text:p text:style-name="P4"><text:tab/><text:tab/> <text:span text:style-name="T8">For individuals with mental illness, recovery can be a hard up hill climb. <text:s/>You have to </text:span><text:soft-page-break/><text:span text:style-name="T8">literally re-cover yourself or re-invent yourself with new ideas, a better self image, and an understand that you can make your dreams a reality. <text:s/>Recovery isn’t an easy choice, but its the right choice that all of us deserve. </text:span></text:p>
      <text:p text:style-name="P6"><text:tab/><text:tab/> You cant buy life experience or the honesty and compassion that comes with peers helping peers. Enduring what we have endured so that we can help others is so powerful, and is essential to the growth and the gradual incline that recover<text:span text:style-name="T8">y</text:span> stands for. There is beauty in being who we truly are and breaking the chains of being defined by our metal illness. Everyone has choices. <text:span text:style-name="T8">L</text:span>ife came at us with heartbreak <text:span text:style-name="T8">and</text:span> lack of hope, and we still choose to fight. That fight and our mission isn’t over, after today we fight for others and keep <text:span text:style-name="T8">their</text:span> hope alive. </text:p>
      <text:p text:style-name="P5"><text:s/><text:tab/>I came to NAMI with the intent of getting an extra job and more education so I could start my bachelors degree in psychology. <text:s/>I received the <text:span text:style-name="T5">desired</text:span> education, <text:s/><text:span text:style-name="T5">but with it </text:span>so much more. To this day I am grateful my mom handed me the <text:span text:style-name="T5">huge packet of</text:span> paper work <text:span text:style-name="T5">for NAMI and said </text:span>“I got a surprise for you <text:span text:style-name="T8">Heather</text:span>” you should really do this!” <text:span text:style-name="T8">I was thinking concert tickets or plane tickets!</text:span> <text:span text:style-name="T5">I wasn’t keen about 15 weeks of unknown lecture or homework. But as I leave you today it is with a forever grateful heart and mind. <text:s/>I must say 15 weeks just wasn’t enough. I thank you for this journey, I thank you for the honor of letting me speak as your valedictorian and above all I thank you for re-covering 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5T15:03:06.195000000</meta:creation-date>
    <dc:date>2015-01-04T16:17:00.193000000</dc:date>
    <meta:editing-duration>PT40M12S</meta:editing-duration>
    <meta:editing-cycles>9</meta:editing-cycles>
    <meta:generator>LibreOffice/4.2.3.3$Windows_x86 LibreOffice_project/882f8a0a489bc99a9e60c7905a60226254cb6ff0</meta:generator>
    <meta:document-statistic meta:table-count="0" meta:image-count="0" meta:object-count="0" meta:page-count="2" meta:paragraph-count="9" meta:word-count="684" meta:character-count="3757" meta:non-whitespace-character-count="3035"/>
  </office:meta>
</office:document-meta>
</file>